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PERFORMANCE DJ CONTROLLER</text:span></text:p>
      <text:p text:style-name="Text_20_body">The DDJ-SX2 is the industry’s first controller to give DJs dedicated control of the new Serato Flip functions within Serato® DJ . Serato Flip is an expansion pack for Serato DJ that gives DJs the power to record and re-play hot cue sequences on the fly. The DDJ-SX2 is the only controller with designated buttons – Record, Start, and Slot – to put intuitive Serato Flip performances at their fingertips.</text:p>
      <text:p text:style-name="Standard"/>
      <text:p text:style-name="Standard"/>
      <text:p text:style-name="Standard"/>
      <text:p text:style-name="Text_20_body">The four-channel DDJ-SX2 builds on the popularity of its predecessor, but inherits two must-have features from the top-flight DDJ-SZ: Performance Pads with velocity sensitive, multi-colored LEDs and on-jog digital cue point markers. The DDJ-SX2 is also Serato DJ DVS upgrade ready and boasts improved jog wheel reaction time.</text:p>
      <text:p text:style-name="Text_20_body"><text:span text:style-name="Strong_20_Emphasis">Features</text:span></text:p>
      <text:list xml:id="list3451104518607490899" text:style-name="L1">
        <text:list-item>
          <text:p text:style-name="P3">4-Channel Performance DJ Controller Designed for Serato® DJ </text:p>
        </text:list-item>
        <text:list-item>
          <text:p text:style-name="P3">Dedicated buttons for Serato FLIP </text:p>
        </text:list-item>
        <text:list-item>
          <text:p text:style-name="P3">Updated Jog Wheel with "Hot Cue Countdown" </text:p>
        </text:list-item>
        <text:list-item>
          <text:p text:style-name="P3">Multi-Colored, Velocity Sensitive Performance Pads </text:p>
        </text:list-item>
        <text:list-item>
          <text:p text:style-name="P1">Serato DVS Upgrade Ready </text:p>
        </text:list-item>
      </text:list>
      <text:p text:style-name="Text_20_body"><text:span text:style-name="Strong_20_Emphasis">Specification</text:span></text:p>
      <text:list xml:id="list2447708739763366315" text:style-name="L2">
        <text:list-item>
          <text:p text:style-name="P4">Width: 664 mm </text:p>
        </text:list-item>
        <text:list-item>
          <text:p text:style-name="P4">Height: 70.4 mm </text:p>
        </text:list-item>
        <text:list-item>
          <text:p text:style-name="P4">Depth: 353.4 mm </text:p>
        </text:list-item>
        <text:list-item>
          <text:p text:style-name="P4">Weight: 5.8 kg </text:p>
        </text:list-item>
        <text:list-item>
          <text:p text:style-name="P4">Soundcard: 24 bit/44.1 kHz </text:p>
        </text:list-item>
        <text:list-item>
          <text:p text:style-name="P4">Frequency Range: 20 - 20,000 Hz </text:p>
        </text:list-item>
        <text:list-item>
          <text:p text:style-name="P4">Distortion: &lt; 0.003 % (USB) | &lt; 0.005 % (LINE) </text:p>
        </text:list-item>
        <text:list-item>
          <text:p text:style-name="P4">Power Requirements: AC Adapter 110-240 V, rated output 5 V DC </text:p>
        </text:list-item>
        <text:list-item>
          <text:p text:style-name="P4">Channels: 4 </text:p>
        </text:list-item>
        <text:list-item>
          <text:p text:style-name="P4">Deck Control: 4 / Dual </text:p>
        </text:list-item>
        <text:list-item>
          <text:p text:style-name="P4">Jog Wheel: 132.5 mm durable aluminium jog wheel (center illumination) </text:p>
        </text:list-item>
        <text:list-item>
          <text:p text:style-name="P4">Filter: High &amp; Low Pass filter </text:p>
        </text:list-item>
        <text:list-item>
          <text:p text:style-name="P4">Effects: FX engine Powered by iZotope: 10 effects </text:p>
        </text:list-item>
        <text:list-item>
          <text:p text:style-name="P4">FX Parameters: 4knob x 4button </text:p>
        </text:list-item>
        <text:list-item>
          <text:p text:style-name="P4">Sampler: 6slot x 4bank </text:p>
        </text:list-item>
        <text:list-item>
          <text:p text:style-name="P4">Hot Cues: 8 </text:p>
        </text:list-item>
        <text:list-item>
          <text:p text:style-name="P4">Manual Loop: Yes </text:p>
        </text:list-item>
        <text:list-item>
          <text:p text:style-name="P4">Autoloop: Yes </text:p>
        </text:list-item>
        <text:list-item>
          <text:p text:style-name="P4">Slip Mode: Yes </text:p>
        </text:list-item>
        <text:list-item>
          <text:p text:style-name="P4">Needle Search: Yes </text:p>
        </text:list-item>
        <text:list-item>
          <text:p text:style-name="P4">Native Serato Flip: Yes </text:p>
        </text:list-item>
        <text:list-item>
          <text:p text:style-name="P4">Talkover Function: Yes </text:p>
        </text:list-item>
        <text:list-item>
          <text:p text:style-name="P4">EQ Isolator: Yes </text:p>
        </text:list-item>
        <text:list-item>
          <text:p text:style-name="P4">Inputs : 2 CD (RCA) | 2 MIC (XLR/Jack Combo, 1/4 inch Jack) | 2 PHONO/LINE (RCA) </text:p>
        </text:list-item>
        <text:list-item>
          <text:p text:style-name="P4">Outputs: 2 HEADPHONE MONITOR (1/4 inch Jack, MiniPin) | 2 MASTER (XLR, RCA) </text:p>
        </text:list-item>
        <text:list-item>
          <text:p text:style-name="P2">USB: 1 USB B port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4</meta:editing-cycles>
    <meta:generator>OpenOffice/4.1.1$Win32 OpenOffice.org_project/411m6$Build-9775</meta:generator>
    <dc:date>2018-02-11T13:24:00.75</dc:date>
    <dc:creator>Marti </dc:creator>
    <meta:document-statistic meta:table-count="0" meta:image-count="0" meta:object-count="0" meta:page-count="1" meta:paragraph-count="36" meta:word-count="325" meta:character-count="1803"/>
    <meta:user-defined meta:name="Info 1"/>
    <meta:user-defined meta:name="Info 2"/>
    <meta:user-defined meta:name="Info 3"/>
    <meta:user-defined meta:name="Info 4"/>
  </office:meta>
</office:document-meta>
</file>